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aad4" officeooo:paragraph-rsid="001aaad4"/>
    </style:style>
    <style:style style:name="P2" style:family="paragraph" style:parent-style-name="Standard">
      <style:paragraph-properties fo:text-align="start" style:justify-single-word="false"/>
      <style:text-properties officeooo:rsid="001b519c" officeooo:paragraph-rsid="001b519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b519c" officeooo:paragraph-rsid="001b519c"/>
    </style:style>
    <style:style style:name="P4" style:family="paragraph" style:parent-style-name="Standard">
      <style:paragraph-properties fo:text-align="start" style:justify-single-word="false"/>
      <style:text-properties officeooo:rsid="001c6213" officeooo:paragraph-rsid="001c6213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c6213" officeooo:paragraph-rsid="001c621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6213" officeooo:paragraph-rsid="001c62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a 3</text:p>
      <text:p text:style-name="P1"/>
      <text:p text:style-name="P1">Reunión Contabilidad</text:p>
      <text:p text:style-name="P1"/>
      <text:p text:style-name="P1"/>
      <text:p text:style-name="P2">Participantes: Alejandro Sánchez, Tulio</text:p>
      <text:p text:style-name="P2"/>
      <text:p text:style-name="P2">Actividades: </text:p>
      <text:p text:style-name="P2"/>
      <text:list xml:id="list2199631607" text:style-name="L1">
        <text:list-item>
          <text:p text:style-name="P3">Ajuste de la instancia de Odoo 13 designada para revisar la contabilidad nativa de Odoo al idioma español.</text:p>
        </text:list-item>
        <text:list-item>
          <text:p text:style-name="P3">Se reviso nuevamente el módulo de facturación y de retenciones de IVA en la versión 11.</text:p>
          <text:list>
            <text:list-item>
              <text:p text:style-name="P3">Se aclaro el propósito o funcionalidad de algunos campos presentes en la vista.</text:p>
            </text:list-item>
          </text:list>
        </text:list-item>
        <text:list-item>
          <text:p text:style-name="P6">Se propuso evaluar la posibilidad de realizar la localización para la versión 13 con un nuevo enfoque y no basándose en un desarrollo de un tercero.</text:p>
        </text:list-item>
      </text:list>
      <text:p text:style-name="P2"/>
      <text:p text:style-name="P2"/>
      <text:p text:style-name="P4">Acuerdos:</text:p>
      <text:p text:style-name="P4"/>
      <text:list xml:id="list880186011" text:style-name="L2">
        <text:list-item>
          <text:p text:style-name="P5">Se espera por parte del señor Tulio de un pdf con la providencia que especifica los campos mínimos para una factura.</text:p>
        </text:list-item>
        <text:list-item>
          <text:p text:style-name="P5">Se espera nuevamente otra reunión cuando el señor Alejandro Sánchez la convoqu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20:00:44.288849051</meta:creation-date>
    <dc:date>2020-05-25T20:51:35.573994138</dc:date>
    <meta:editing-duration>P0D</meta:editing-duration>
    <meta:editing-cycles>1</meta:editing-cycles>
    <meta:document-statistic meta:table-count="0" meta:image-count="0" meta:object-count="0" meta:page-count="1" meta:paragraph-count="11" meta:word-count="122" meta:character-count="712" meta:non-whitespace-character-count="605"/>
    <meta:generator>LibreOffice/6.0.7.3$Linux_X86_64 LibreOffice_project/00m0$Build-3</meta:generator>
  </office:meta>
</office:document-meta>
</file>